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513*"/>
    </style:style>
    <style:style style:name="表1.B" style:family="table-column">
      <style:table-column-properties style:column-width="2.976cm" style:rel-column-width="1687*"/>
    </style:style>
    <style:style style:name="表1.C" style:family="table-column">
      <style:table-column-properties style:column-width="13.12cm" style:rel-column-width="743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text-properties style:font-name="Verdana" fo:font-size="14pt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4">
      <style:text-properties fo:font-size="14pt" style:font-name-asian="Arial" style:font-size-asian="14pt" style:language-asian="ja" style:country-asian="JP" style:font-size-complex="14pt"/>
    </style:style>
    <style:style style:name="P2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24" style:family="paragraph" style:parent-style-name="Table_20_Contents">
      <style:text-properties fo:font-size="14pt" style:font-name-asian="Arial" style:font-size-asian="14pt" style:font-size-complex="14pt"/>
    </style:style>
    <style:style style:name="P25" style:family="paragraph" style:parent-style-name="Table_20_Contents" style:list-style-name="L7">
      <style:text-properties fo:font-size="14pt" style:font-name-asian="Arial" style:font-size-asian="14pt" style:font-size-complex="14pt"/>
    </style:style>
    <style:style style:name="P26" style:family="paragraph" style:parent-style-name="Table_20_Contents" style:list-style-name="L8">
      <style:text-properties fo:font-size="14pt" style:font-name-asian="Arial" style:font-size-asian="14pt" style:font-size-complex="14pt"/>
    </style:style>
    <style:style style:name="P27" style:family="paragraph" style:parent-style-name="Table_20_Contents" style:list-style-name="L9">
      <style:text-properties fo:font-size="14pt" style:font-name-asian="Arial" style:font-size-asian="14pt" style:font-size-complex="14pt"/>
    </style:style>
    <style:style style:name="P28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29" style:family="paragraph" style:parent-style-name="Table_20_Contents" style:list-style-name="L6"/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10">---------------------------------------------------------------------------</text:p>
      <text:p text:style-name="P12">res free# JVEMV6 37#20_1 / 37. miscs / 20. philosophy / 20191211_084633</text:p>
      <text:p text:style-name="P4"/>
      <text:p text:style-name="P4">[do]</text:p>
      <text:list xml:id="list8549519320197516659" text:style-name="L4">
        <text:list-item>
          <text:p text:style-name="P18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/>
          </table:table-cell>
          <table:table-cell table:style-name="表1.A1" table:number-rows-spanned="4" office:value-type="string">
            <text:p text:style-name="P28">意味</text:p>
          </table:table-cell>
          <table:table-cell table:style-name="表1.C1" office:value-type="string">
            <text:list xml:id="list8943426169705413057" text:style-name="L6">
              <text:list-item>
                <text:p text:style-name="P29"><text:span text:style-name="T3">ひとつひとつに</text:span></text:p>
              </text:list-item>
              <text:list-item>
                <text:p text:style-name="P29"><text:span text:style-name="T3">宿っている、とされる</text:span></text:p>
              </text:list-item>
              <text:list-item>
                <text:p text:style-name="P29"><text:span text:style-name="T3">超自然的な</text:span></text:p>
              </text:list-item>
              <text:list-item>
                <text:p text:style-name="P29"><text:span text:style-name="T3">存在</text:span><text:span text:style-name="T3"><text:note text:id="ftn0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  <table:covered-table-cell/>
          <table:table-cell table:style-name="表1.C2" office:value-type="string">
            <text:list xml:id="list3529523634926329419" text:style-name="L7">
              <text:list-item>
                <text:p text:style-name="P25">万物の</text:p>
              </text:list-item>
              <text:list-item>
                <text:p text:style-name="P25">根源をなしている、とされる</text:p>
              </text:list-item>
              <text:list-item>
                <text:p text:style-name="P25">不思議な</text:p>
              </text:list-item>
              <text:list-item>
                <text:p text:style-name="P25">気<text:note text:id="ftn1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  <table:covered-table-cell/>
          <table:table-cell table:style-name="表1.C2" office:value-type="string">
            <text:list xml:id="list6593810462182281147" text:style-name="L8">
              <text:list-item>
                <text:p text:style-name="P26">肉体から</text:p>
              </text:list-item>
              <text:list-item>
                <text:p text:style-name="P26">解放された</text:p>
              </text:list-item>
              <text:list-item>
                <text:p text:style-name="P26">自由な</text:p>
              </text:list-item>
              <text:list-item>
                <text:p text:style-name="P26">霊<text:note text:id="ftn2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  <table:covered-table-cell/>
          <table:table-cell table:style-name="表1.C2" office:value-type="string">
            <text:list xml:id="list3816827053721834932" text:style-name="L9">
              <text:list-item>
                <text:p text:style-name="P27">「 と こ よ (<text:span text:style-name="T4">常世</text:span>)」 に</text:p>
              </text:list-item>
              <text:list-item>
                <text:p text:style-name="P27">旅立った</text:p>
              </text:list-item>
              <text:list-item>
                <text:p text:style-name="P27">霊魂<text:span text:style-name="T4">　=&gt;　「しょうりょう」</text:span></text:p>
              </text:list-item>
            </text:list>
          </table:table-cell>
        </table:table-row>
      </table:table>
      <text:list xml:id="list29666064" text:continue-list="list8549519320197516659" text:style-name="L4">
        <text:list-item>
          <text:list>
            <text:list-item>
              <text:p text:style-name="P21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18"><text:span text:style-name="T4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5914725659174634604" text:style-name="L5">
        <text:list-item>
          <text:p text:style-name="P19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19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19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19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19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2">/ 20191211_094642</text:span>]</text:p>
      <text:p text:style-name="P4"/>
      <text:p text:style-name="P4"/>
      <text:p text:style-name="P4"><text:soft-page-break/></text:p>
      <text:p text:style-name="P2">@@@</text:p>
      <text:p text:style-name="P10">---------------------------------------------------------------------------</text:p>
      <text:p text:style-name="P12">res free# JVEMV6 37#20_2 / 37. miscs / 20. philosophy / XXXX</text:p>
      <text:p text:style-name="P4"/>
      <text:p text:style-name="P4">[do]</text:p>
      <text:list xml:id="list29681150" text:continue-list="list29666064" text:style-name="L4">
        <text:list-item>
          <text:p text:style-name="P18"/>
        </text:list-item>
      </text:list>
      <text:p text:style-name="P4"/>
      <text:p text:style-name="P4">[next]</text:p>
      <text:list xml:id="list3085913028198224653" text:style-name="L10">
        <text:list-item>
          <text:p text:style-name="P20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23"/>
      <text:p text:style-name="P3"/>
      <text:p text:style-name="P1"/>
      <text:p text:style-name="P9">----------------------------------------------- [TEMPLATE] 20191203_084752</text:p>
      <text:p text:style-name="P10">---------------------------------------------------------------------------</text:p>
      <text:p text:style-name="P12">res free# JVEMV6 37#20_XX / 37. miscs / 20. philosophy / XXXX</text:p>
      <text:p text:style-name="P4"/>
      <text:p text:style-name="P4">[do]</text:p>
      <text:list xml:id="list29676345" text:continue-list="list29681150" text:style-name="L4">
        <text:list-item>
          <text:p text:style-name="P18"/>
        </text:list-item>
      </text:list>
      <text:p text:style-name="P4"/>
      <text:p text:style-name="P4">[next]</text:p>
      <text:list xml:id="list6499463750146410335" text:style-name="L3">
        <text:list-item>
          <text:p text:style-name="P17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><text:soft-page-break/></text:p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1T09:47:09.74</dc:date>
    <dc:creator>iwabuchi ken</dc:creator>
    <meta:editing-duration>PT3H17M57S</meta:editing-duration>
    <meta:editing-cycles>10</meta:editing-cycles>
    <meta:generator>OpenOffice/4.1.3$Win32 OpenOffice.org_project/413m1$Build-9783</meta:generator>
    <meta:document-statistic meta:table-count="2" meta:image-count="0" meta:object-count="0" meta:page-count="3" meta:paragraph-count="49" meta:word-count="261" meta:character-count="1495"/>
  </office:meta>
</office:document-meta>
</file>